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it" fo:country="I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language="it" fo:country="IT"/>
    </style:style>
    <style:style style:name="P3" style:family="paragraph" style:parent-style-name="Standard">
      <style:paragraph-properties fo:text-align="justify" style:justify-single-word="false"/>
      <style:text-properties fo:language="it" fo:country="IT" officeooo:rsid="00059c27" officeooo:paragraph-rsid="00059c27"/>
    </style:style>
    <style:style style:name="P4" style:family="paragraph" style:parent-style-name="Standard">
      <style:paragraph-properties fo:text-align="justify" style:justify-single-word="false"/>
      <style:text-properties fo:language="it" fo:country="IT" officeooo:paragraph-rsid="00094d56"/>
    </style:style>
    <style:style style:name="P5" style:family="paragraph" style:parent-style-name="Standard">
      <style:paragraph-properties fo:text-align="justify" style:justify-single-word="false"/>
      <style:text-properties fo:language="it" fo:country="IT"/>
    </style:style>
    <style:style style:name="P6" style:family="paragraph" style:parent-style-name="Standard">
      <style:paragraph-properties fo:text-align="justify" style:justify-single-word="false"/>
      <style:text-properties fo:font-size="14pt" fo:language="it" fo:country="IT" fo:font-weight="bold" officeooo:rsid="00059c27" officeooo:paragraph-rsid="00059c27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fo:language="it" fo:country="IT" officeooo:rsid="00059c27" officeooo:paragraph-rsid="00076d51"/>
    </style:style>
    <style:style style:name="P8" style:family="paragraph" style:parent-style-name="Standard">
      <style:paragraph-properties fo:text-align="justify" style:justify-single-word="false"/>
      <style:text-properties fo:language="it" fo:country="IT" officeooo:rsid="00076d51" officeooo:paragraph-rsid="00076d51"/>
    </style:style>
    <style:style style:name="P9" style:family="paragraph" style:parent-style-name="Standard" style:list-style-name="L1">
      <style:paragraph-properties fo:text-align="justify" style:justify-single-word="false"/>
      <style:text-properties officeooo:paragraph-rsid="00076d51"/>
    </style:style>
    <style:style style:name="P10" style:family="paragraph" style:parent-style-name="Standard" style:list-style-name="L1">
      <style:paragraph-properties fo:text-align="justify" style:justify-single-word="false"/>
      <style:text-properties fo:font-style="italic" officeooo:rsid="00076d51" officeooo:paragraph-rsid="00076d51" style:font-style-asian="italic" style:font-style-complex="italic"/>
    </style:style>
    <style:style style:name="P11" style:family="paragraph" style:parent-style-name="Standard" style:list-style-name="L1">
      <style:paragraph-properties fo:text-align="justify" style:justify-single-word="false"/>
      <style:text-properties fo:font-style="italic" officeooo:rsid="00094d56" officeooo:paragraph-rsid="00094d56" style:font-style-asian="italic" style:font-style-complex="italic"/>
    </style:style>
    <style:style style:name="P12" style:family="paragraph" style:parent-style-name="Standard">
      <style:text-properties fo:language="it" fo:country="IT" officeooo:paragraph-rsid="00076d51"/>
    </style:style>
    <style:style style:name="P13" style:family="paragraph" style:parent-style-name="Standard">
      <style:text-properties fo:language="it" fo:country="IT" officeooo:rsid="0011e357" officeooo:paragraph-rsid="001c1d91"/>
    </style:style>
    <style:style style:name="P14" style:family="paragraph" style:parent-style-name="Standard">
      <style:text-properties fo:language="it" fo:country="IT" officeooo:paragraph-rsid="001c1d91"/>
    </style:style>
    <style:style style:name="P15" style:family="paragraph" style:parent-style-name="Standard">
      <style:paragraph-properties fo:text-align="justify" style:justify-single-word="false"/>
      <style:text-properties fo:language="it" fo:country="IT" officeooo:rsid="00094d56" officeooo:paragraph-rsid="00094d56"/>
    </style:style>
    <style:style style:name="P16" style:family="paragraph" style:parent-style-name="Standard">
      <style:paragraph-properties fo:text-align="justify" style:justify-single-word="false"/>
      <style:text-properties fo:language="it" fo:country="IT" fo:font-style="italic" officeooo:rsid="00094d56" style:font-style-asian="italic" style:font-style-complex="italic"/>
    </style:style>
    <style:style style:name="P17" style:family="paragraph" style:parent-style-name="Standard">
      <style:paragraph-properties fo:text-align="justify" style:justify-single-word="false"/>
      <style:text-properties fo:font-size="14pt" fo:language="it" fo:country="IT" fo:font-style="normal" fo:font-weight="bold" officeooo:rsid="00094d56" officeooo:paragraph-rsid="00094d56" style:font-size-asian="12.25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ize="12pt" fo:language="it" fo:country="IT" fo:font-style="normal" fo:font-weight="normal" officeooo:rsid="00094d56" officeooo:paragraph-rsid="00094d56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fo:language="it" fo:country="IT" fo:font-style="normal" fo:font-weight="normal" officeooo:rsid="000a9675" officeooo:paragraph-rsid="000a9675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2">
      <style:paragraph-properties fo:text-align="justify" style:justify-single-word="false"/>
      <style:text-properties fo:language="it" fo:country="IT" officeooo:paragraph-rsid="000a9675"/>
    </style:style>
    <style:style style:name="P21" style:family="paragraph" style:parent-style-name="Standard" style:list-style-name="L2">
      <style:paragraph-properties fo:text-align="justify" style:justify-single-word="false"/>
      <style:text-properties fo:language="it" fo:country="IT" officeooo:paragraph-rsid="000bff77"/>
    </style:style>
    <style:style style:name="P22" style:family="paragraph" style:parent-style-name="Standard">
      <style:paragraph-properties fo:text-align="justify" style:justify-single-word="false"/>
      <style:text-properties fo:language="it" fo:country="IT" officeooo:rsid="000bff77"/>
    </style:style>
    <style:style style:name="P23" style:family="paragraph" style:parent-style-name="Standard">
      <style:paragraph-properties fo:text-align="justify" style:justify-single-word="false"/>
      <style:text-properties fo:language="it" fo:country="IT" fo:font-style="normal" officeooo:rsid="000bff77" officeooo:paragraph-rsid="000bff77" style:font-style-asian="normal" style:font-style-complex="normal"/>
    </style:style>
    <style:style style:name="P24" style:family="paragraph" style:parent-style-name="Standard">
      <style:paragraph-properties fo:text-align="justify" style:justify-single-word="false"/>
      <style:text-properties fo:language="it" fo:country="IT" officeooo:rsid="000bff77" officeooo:paragraph-rsid="001c9c50"/>
    </style:style>
    <style:style style:name="P25" style:family="paragraph" style:parent-style-name="Standard">
      <style:paragraph-properties fo:text-align="justify" style:justify-single-word="false"/>
      <style:text-properties fo:language="it" fo:country="IT" officeooo:rsid="000bff77" officeooo:paragraph-rsid="000bff77"/>
    </style:style>
    <style:style style:name="P26" style:family="paragraph" style:parent-style-name="Standard">
      <style:paragraph-properties fo:text-align="justify" style:justify-single-word="false"/>
      <style:text-properties fo:language="it" fo:country="IT" fo:font-style="normal" officeooo:rsid="000c0f52" officeooo:paragraph-rsid="000c0f52" style:font-style-asian="normal" style:font-style-complex="normal"/>
    </style:style>
    <style:style style:name="P27" style:family="paragraph" style:parent-style-name="Standard">
      <style:paragraph-properties fo:text-align="justify" style:justify-single-word="false"/>
      <style:text-properties fo:language="it" fo:country="IT" officeooo:rsid="000c0f52" officeooo:paragraph-rsid="000c0f52"/>
    </style:style>
    <style:style style:name="P28" style:family="paragraph" style:parent-style-name="Standard">
      <style:paragraph-properties fo:text-align="justify" style:justify-single-word="false"/>
      <style:text-properties fo:language="it" fo:country="IT" officeooo:rsid="000dd83d" officeooo:paragraph-rsid="000dd83d"/>
    </style:style>
    <style:style style:name="P29" style:family="paragraph" style:parent-style-name="Standard">
      <style:paragraph-properties fo:text-align="justify" style:justify-single-word="false"/>
      <style:text-properties fo:font-size="14pt" fo:language="it" fo:country="IT" fo:font-style="normal" fo:font-weight="bold" officeooo:rsid="000dd83d" officeooo:paragraph-rsid="000dd83d" style:font-size-asian="12.25pt" style:font-style-asian="normal" style:font-weight-asian="bold" style:font-size-complex="14pt" style:font-style-complex="normal" style:font-weight-complex="bold"/>
    </style:style>
    <style:style style:name="P30" style:family="paragraph" style:parent-style-name="Standard">
      <style:paragraph-properties fo:text-align="justify" style:justify-single-word="false"/>
      <style:text-properties fo:font-size="12pt" fo:language="it" fo:country="IT" fo:font-style="normal" fo:font-weight="normal" officeooo:rsid="000dd83d" officeooo:paragraph-rsid="000dd83d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list-style-name="L3">
      <style:paragraph-properties fo:text-align="justify" style:justify-single-word="false"/>
      <style:text-properties officeooo:paragraph-rsid="000dd83d"/>
    </style:style>
    <style:style style:name="P32" style:family="paragraph" style:parent-style-name="Standard" style:list-style-name="L3">
      <style:paragraph-properties fo:text-align="justify" style:justify-single-word="false"/>
      <style:text-properties fo:font-style="italic" officeooo:rsid="000e904e" officeooo:paragraph-rsid="000e904e" style:font-style-asian="italic" style:font-style-complex="italic"/>
    </style:style>
    <style:style style:name="P33" style:family="paragraph" style:parent-style-name="Standard" style:list-style-name="L3">
      <style:paragraph-properties fo:text-align="justify" style:justify-single-word="false"/>
      <style:text-properties officeooo:paragraph-rsid="001df8a0"/>
    </style:style>
    <style:style style:name="P34" style:family="paragraph" style:parent-style-name="Standard" style:list-style-name="L3">
      <style:paragraph-properties fo:text-align="justify" style:justify-single-word="false"/>
      <style:text-properties fo:font-style="italic" officeooo:rsid="00076d51" officeooo:paragraph-rsid="000dd83d" style:font-style-asian="italic" style:font-style-complex="italic"/>
    </style:style>
    <style:style style:name="P35" style:family="paragraph" style:parent-style-name="Standard" style:list-style-name="L3">
      <style:paragraph-properties fo:text-align="justify" style:justify-single-word="false"/>
      <style:text-properties fo:font-style="italic" officeooo:rsid="00094d56" officeooo:paragraph-rsid="000dd83d" style:font-style-asian="italic" style:font-style-complex="italic"/>
    </style:style>
    <style:style style:name="P36" style:family="paragraph" style:parent-style-name="Standard">
      <style:paragraph-properties fo:text-align="justify" style:justify-single-word="false"/>
      <style:text-properties fo:font-size="12pt" fo:language="it" fo:country="IT" fo:font-style="normal" fo:font-weight="normal" officeooo:rsid="001048bf" officeooo:paragraph-rsid="001048bf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 style:list-style-name="L4">
      <style:paragraph-properties fo:text-align="justify" style:justify-single-word="false"/>
      <style:text-properties fo:font-size="12pt" fo:language="it" fo:country="IT" fo:font-style="normal" fo:font-weight="normal" officeooo:rsid="001048bf" officeooo:paragraph-rsid="001048bf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 style:list-style-name="L5">
      <style:paragraph-properties fo:text-align="justify" style:justify-single-word="false"/>
      <style:text-properties fo:font-size="12pt" fo:language="it" fo:country="IT" fo:font-style="normal" fo:font-weight="normal" officeooo:rsid="0011e357" officeooo:paragraph-rsid="0011e357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ize="12pt" fo:language="it" fo:country="IT" fo:font-style="normal" fo:font-weight="normal" officeooo:rsid="0011e357" officeooo:paragraph-rsid="0011e357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ize="12pt" fo:language="it" fo:country="IT" fo:font-style="normal" fo:font-weight="normal" officeooo:rsid="0014bdd4" officeooo:paragraph-rsid="0014bdd4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ize="12pt" fo:language="it" fo:country="IT" fo:font-style="normal" fo:font-weight="normal" officeooo:rsid="001a9b95" officeooo:paragraph-rsid="001a9b95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 style:list-style-name="L6">
      <style:paragraph-properties fo:text-align="justify" style:justify-single-word="false"/>
      <style:text-properties fo:font-size="12pt" fo:language="it" fo:country="IT" fo:font-style="italic" fo:font-weight="normal" officeooo:rsid="001a9b95" officeooo:paragraph-rsid="001a9b95" style:font-size-asian="10.5pt" style:font-style-asian="italic" style:font-weight-asian="normal" style:font-size-complex="12pt" style:font-style-complex="italic" style:font-weight-complex="normal"/>
    </style:style>
    <style:style style:name="P43" style:family="paragraph" style:parent-style-name="Standard" style:list-style-name="L6">
      <style:paragraph-properties fo:text-align="justify" style:justify-single-word="false"/>
      <style:text-properties fo:font-size="12pt" fo:language="it" fo:country="IT" fo:font-style="italic" fo:font-weight="normal" officeooo:rsid="001aa347" officeooo:paragraph-rsid="001aa347" style:font-size-asian="10.5pt" style:font-style-asian="italic" style:font-weight-asian="normal" style:font-size-complex="12pt" style:font-style-complex="italic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size="12pt" fo:language="it" fo:country="IT" fo:font-style="italic" fo:font-weight="normal" officeooo:rsid="001bb334" officeooo:paragraph-rsid="001bb334" style:font-size-asian="10.5pt" style:font-style-asian="italic" style:font-weight-asian="normal" style:font-size-complex="12pt" style:font-style-complex="italic" style:font-weight-complex="normal"/>
    </style:style>
    <style:style style:name="P45" style:family="paragraph" style:parent-style-name="Standard" style:list-style-name="L7">
      <style:paragraph-properties fo:text-align="justify" style:justify-single-word="false"/>
      <style:text-properties fo:font-size="12pt" fo:language="it" fo:country="IT" fo:font-style="italic" fo:font-weight="normal" officeooo:rsid="001bb334" officeooo:paragraph-rsid="001bb334" style:font-size-asian="10.5pt" style:font-style-asian="italic" style:font-weight-asian="normal" style:font-size-complex="12pt" style:font-style-complex="italic" style:font-weight-complex="normal"/>
    </style:style>
    <style:style style:name="P46" style:family="paragraph" style:parent-style-name="Standard" style:list-style-name="L7">
      <style:paragraph-properties fo:text-align="justify" style:justify-single-word="false"/>
      <style:text-properties fo:font-size="12pt" fo:language="it" fo:country="IT" fo:font-style="normal" fo:font-weight="normal" officeooo:rsid="001bb334" officeooo:paragraph-rsid="001bb334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 style:list-style-name="L7">
      <style:paragraph-properties fo:text-align="justify" style:justify-single-word="false"/>
      <style:text-properties fo:font-size="12pt" fo:language="it" fo:country="IT" fo:font-style="normal" fo:font-weight="normal" officeooo:rsid="001bb334" officeooo:paragraph-rsid="001c1d91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size="14pt" fo:language="it" fo:country="IT" fo:font-style="normal" fo:font-weight="bold" officeooo:rsid="000dd83d" officeooo:paragraph-rsid="0014bdd4" style:font-size-asian="12.25pt" style:font-style-asian="normal" style:font-weight-asian="bold" style:font-size-complex="14pt" style:font-style-complex="normal" style:font-weight-complex="bold"/>
    </style:style>
    <style:style style:name="P49" style:family="paragraph" style:parent-style-name="Standard" style:list-style-name="L8">
      <style:paragraph-properties fo:text-align="justify" style:justify-single-word="false"/>
      <style:text-properties fo:font-size="12pt" fo:language="it" fo:country="IT" fo:font-style="normal" fo:font-weight="normal" officeooo:rsid="0014bdd4" officeooo:paragraph-rsid="0014bdd4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size="12pt" fo:language="it" fo:country="IT" fo:font-style="normal" fo:font-weight="normal" officeooo:rsid="00169319" officeooo:paragraph-rsid="00169319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 style:list-style-name="L9">
      <style:paragraph-properties fo:text-align="justify" style:justify-single-word="false"/>
      <style:text-properties fo:font-size="12pt" fo:language="it" fo:country="IT" fo:font-style="normal" fo:font-weight="normal" officeooo:rsid="00169319" officeooo:paragraph-rsid="00169319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text-properties fo:language="it" fo:country="IT" officeooo:rsid="00169319" officeooo:paragraph-rsid="00169319"/>
    </style:style>
    <style:style style:name="P53" style:family="paragraph" style:parent-style-name="Standard" style:list-style-name="L10">
      <style:text-properties fo:language="it" fo:country="IT" officeooo:rsid="00169319" officeooo:paragraph-rsid="00169319"/>
    </style:style>
    <style:style style:name="P54" style:family="paragraph" style:parent-style-name="Standard">
      <style:text-properties fo:language="it" fo:country="IT" officeooo:paragraph-rsid="001363ac"/>
    </style:style>
    <style:style style:name="P55" style:family="paragraph" style:parent-style-name="Standard">
      <style:text-properties fo:language="it" fo:country="IT" fo:font-style="normal" officeooo:rsid="00169319" officeooo:paragraph-rsid="00169319" style:font-style-asian="normal" style:font-style-complex="normal"/>
    </style:style>
    <style:style style:name="P56" style:family="paragraph" style:parent-style-name="Standard">
      <style:text-properties fo:language="it" fo:country="IT" officeooo:rsid="00169319" officeooo:paragraph-rsid="0019310e"/>
    </style:style>
    <style:style style:name="P57" style:family="paragraph" style:parent-style-name="Standard">
      <style:text-properties fo:language="it" fo:country="IT" fo:font-style="normal" officeooo:rsid="0019310e" officeooo:paragraph-rsid="0019310e" style:font-style-asian="normal" style:font-style-complex="normal"/>
    </style:style>
    <style:style style:name="P58" style:family="paragraph" style:parent-style-name="Standard">
      <style:text-properties fo:language="it" fo:country="IT" officeooo:rsid="0019310e" officeooo:paragraph-rsid="0019310e"/>
    </style:style>
    <style:style style:name="P59" style:family="paragraph" style:parent-style-name="Standard">
      <style:text-properties fo:language="it" fo:country="IT" fo:font-style="italic" style:text-underline-style="none" officeooo:rsid="0019310e" officeooo:paragraph-rsid="0019310e" style:font-style-asian="italic" style:font-style-complex="italic"/>
    </style:style>
    <style:style style:name="P60" style:family="paragraph" style:parent-style-name="Standard">
      <style:paragraph-properties fo:text-align="justify" style:justify-single-word="false"/>
      <style:text-properties fo:font-size="14pt" fo:language="it" fo:country="IT" fo:font-style="normal" fo:font-weight="bold" officeooo:rsid="000a9675" officeooo:paragraph-rsid="000a9675" style:font-size-asian="12.25pt" style:font-style-asian="normal" style:font-weight-asian="bold" style:font-size-complex="14pt" style:font-style-complex="normal" style:font-weight-complex="bold"/>
    </style:style>
    <style:style style:name="P61" style:family="paragraph" style:parent-style-name="Standard">
      <style:paragraph-properties fo:text-align="justify" style:justify-single-word="false"/>
      <style:text-properties fo:font-size="12pt" fo:language="it" fo:country="IT" fo:font-style="normal" fo:font-weight="normal" officeooo:rsid="00094d56" officeooo:paragraph-rsid="000a9675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 style:list-style-name="L11">
      <style:paragraph-properties fo:text-align="justify" style:justify-single-word="false"/>
      <style:text-properties fo:font-size="12pt" fo:language="it" fo:country="IT" fo:font-style="normal" fo:font-weight="normal" officeooo:rsid="000a9675" officeooo:paragraph-rsid="000a9675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size="12pt" fo:language="it" fo:country="IT" fo:font-style="normal" fo:font-weight="normal" officeooo:rsid="000ba348" officeooo:paragraph-rsid="000ba348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fo:language="it" fo:country="IT" officeooo:paragraph-rsid="000ba348"/>
    </style:style>
    <style:style style:name="T1" style:family="text">
      <style:text-properties officeooo:rsid="0020891c"/>
    </style:style>
    <style:style style:name="T2" style:family="text">
      <style:text-properties officeooo:rsid="00094d56"/>
    </style:style>
    <style:style style:name="T3" style:family="text">
      <style:text-properties officeooo:rsid="000a9675"/>
    </style:style>
    <style:style style:name="T4" style:family="text">
      <style:text-properties officeooo:rsid="0025f194"/>
    </style:style>
    <style:style style:name="T5" style:family="text">
      <style:text-properties officeooo:rsid="00076d51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language="it" fo:country="IT" fo:font-style="italic" officeooo:rsid="00076d51" style:font-style-asian="italic" style:font-style-complex="italic"/>
    </style:style>
    <style:style style:name="T9" style:family="text">
      <style:text-properties fo:language="it" fo:country="IT" fo:font-style="normal" officeooo:rsid="00076d51" style:font-style-asian="normal" style:font-style-complex="normal"/>
    </style:style>
    <style:style style:name="T10" style:family="text">
      <style:text-properties fo:language="it" fo:country="IT"/>
    </style:style>
    <style:style style:name="T11" style:family="text">
      <style:text-properties fo:language="it" fo:country="IT" fo:font-style="normal" style:font-style-asian="normal" style:font-style-complex="normal"/>
    </style:style>
    <style:style style:name="T12" style:family="text">
      <style:text-properties fo:language="it" fo:country="IT" fo:font-style="normal" officeooo:rsid="00094d56" style:font-style-asian="normal" style:font-style-complex="normal"/>
    </style:style>
    <style:style style:name="T13" style:family="text">
      <style:text-properties fo:font-style="normal" officeooo:rsid="0024989f" style:font-style-asian="normal" style:font-style-complex="normal"/>
    </style:style>
    <style:style style:name="T14" style:family="text">
      <style:text-properties fo:font-style="italic" officeooo:rsid="0024989f" style:font-style-asian="italic" style:font-style-complex="italic"/>
    </style:style>
    <style:style style:name="T15" style:family="text">
      <style:text-properties fo:font-style="normal" officeooo:rsid="001c1d91" style:font-style-asian="normal" style:font-style-complex="normal"/>
    </style:style>
    <style:style style:name="T16" style:family="text">
      <style:text-properties fo:font-style="normal" officeooo:rsid="0011e357" style:font-style-asian="normal" style:font-style-complex="normal"/>
    </style:style>
    <style:style style:name="T17" style:family="text">
      <style:text-properties officeooo:rsid="001c1d91"/>
    </style:style>
    <style:style style:name="T18" style:family="text">
      <style:text-properties officeooo:rsid="001c9c50"/>
    </style:style>
    <style:style style:name="T19" style:family="text">
      <style:text-properties fo:font-style="italic" officeooo:rsid="001c9c50" style:font-style-asian="italic" style:font-style-complex="italic"/>
    </style:style>
    <style:style style:name="T20" style:family="text">
      <style:text-properties fo:font-style="normal" officeooo:rsid="001c9c50" style:font-style-asian="normal" style:font-style-complex="normal"/>
    </style:style>
    <style:style style:name="T21" style:family="text">
      <style:text-properties fo:font-style="italic" officeooo:rsid="000a9675" style:font-style-asian="italic" style:font-style-complex="italic"/>
    </style:style>
    <style:style style:name="T22" style:family="text">
      <style:text-properties officeooo:rsid="000ba348"/>
    </style:style>
    <style:style style:name="T23" style:family="text">
      <style:text-properties fo:font-style="italic" officeooo:rsid="000ba348" style:font-style-asian="italic" style:font-style-complex="italic"/>
    </style:style>
    <style:style style:name="T24" style:family="text">
      <style:text-properties fo:font-style="normal" officeooo:rsid="000ba348" style:font-style-asian="normal" style:font-style-complex="normal"/>
    </style:style>
    <style:style style:name="T25" style:family="text">
      <style:text-properties officeooo:rsid="000bff77"/>
    </style:style>
    <style:style style:name="T26" style:family="text">
      <style:text-properties fo:font-style="italic" officeooo:rsid="000bff77" style:font-style-asian="italic" style:font-style-complex="italic"/>
    </style:style>
    <style:style style:name="T27" style:family="text">
      <style:text-properties fo:font-style="normal" officeooo:rsid="000bff77" style:font-style-asian="normal" style:font-style-complex="normal"/>
    </style:style>
    <style:style style:name="T28" style:family="text">
      <style:text-properties fo:font-style="normal" officeooo:rsid="001df182" style:font-style-asian="normal" style:font-style-complex="normal"/>
    </style:style>
    <style:style style:name="T29" style:family="text">
      <style:text-properties fo:font-style="italic" officeooo:rsid="001df182" style:font-style-asian="italic" style:font-style-complex="italic"/>
    </style:style>
    <style:style style:name="T30" style:family="text">
      <style:text-properties fo:font-style="italic" officeooo:rsid="000e904e" style:font-style-asian="italic" style:font-style-complex="italic"/>
    </style:style>
    <style:style style:name="T31" style:family="text">
      <style:text-properties officeooo:rsid="000e904e"/>
    </style:style>
    <style:style style:name="T32" style:family="text">
      <style:text-properties officeooo:rsid="001df182"/>
    </style:style>
    <style:style style:name="T33" style:family="text">
      <style:text-properties officeooo:rsid="001048bf"/>
    </style:style>
    <style:style style:name="T34" style:family="text">
      <style:text-properties fo:language="it" fo:country="IT" fo:font-style="italic" officeooo:rsid="000dd83d" style:font-style-asian="italic" style:font-style-complex="italic"/>
    </style:style>
    <style:style style:name="T35" style:family="text">
      <style:text-properties fo:language="it" fo:country="IT" fo:font-style="normal" officeooo:rsid="000dd83d" style:font-style-asian="normal" style:font-style-complex="normal"/>
    </style:style>
    <style:style style:name="T36" style:family="text">
      <style:text-properties fo:language="it" fo:country="IT" fo:font-style="normal" officeooo:rsid="001df182" style:font-style-asian="normal" style:font-style-complex="normal"/>
    </style:style>
    <style:style style:name="T37" style:family="text">
      <style:text-properties fo:language="it" fo:country="IT" officeooo:rsid="000dd83d"/>
    </style:style>
    <style:style style:name="T38" style:family="text">
      <style:text-properties fo:language="it" fo:country="IT" officeooo:rsid="001df182"/>
    </style:style>
    <style:style style:name="T39" style:family="text">
      <style:text-properties fo:language="it" fo:country="IT" fo:font-style="italic" officeooo:rsid="000e904e" style:font-style-asian="italic" style:font-style-complex="italic"/>
    </style:style>
    <style:style style:name="T40" style:family="text">
      <style:text-properties fo:language="it" fo:country="IT" fo:font-style="normal" officeooo:rsid="000e904e" style:font-style-asian="normal" style:font-style-complex="normal"/>
    </style:style>
    <style:style style:name="T41" style:family="text">
      <style:text-properties fo:language="it" fo:country="IT" fo:font-style="normal" officeooo:rsid="001df8a0" style:font-style-asian="normal" style:font-style-complex="normal"/>
    </style:style>
    <style:style style:name="T42" style:family="text">
      <style:text-properties fo:language="it" fo:country="IT" fo:font-style="italic" officeooo:rsid="001df8a0" style:font-style-asian="italic" style:font-style-complex="italic"/>
    </style:style>
    <style:style style:name="T43" style:family="text">
      <style:text-properties fo:language="it" fo:country="IT" fo:font-style="normal" officeooo:rsid="0020a405" style:font-style-asian="normal" style:font-style-complex="normal"/>
    </style:style>
    <style:style style:name="T44" style:family="text">
      <style:text-properties fo:language="it" fo:country="IT" fo:font-style="italic" officeooo:rsid="0020a405" style:font-style-asian="italic" style:font-style-complex="italic"/>
    </style:style>
    <style:style style:name="T45" style:family="text">
      <style:text-properties fo:language="it" fo:country="IT" officeooo:rsid="000e904e"/>
    </style:style>
    <style:style style:name="T46" style:family="text">
      <style:text-properties fo:language="it" fo:country="IT" officeooo:rsid="0020a405"/>
    </style:style>
    <style:style style:name="T47" style:family="text">
      <style:text-properties fo:language="it" fo:country="IT" fo:font-style="normal" officeooo:rsid="001048bf" style:font-style-asian="normal" style:font-style-complex="normal"/>
    </style:style>
    <style:style style:name="T48" style:family="text">
      <style:text-properties fo:language="it" fo:country="IT" officeooo:rsid="001048bf"/>
    </style:style>
    <style:style style:name="T49" style:family="text">
      <style:text-properties fo:font-style="italic" officeooo:rsid="0020a405" style:font-style-asian="italic" style:font-style-complex="italic"/>
    </style:style>
    <style:style style:name="T50" style:family="text">
      <style:text-properties fo:font-style="italic" officeooo:rsid="001df8a0" style:font-style-asian="italic" style:font-style-complex="italic"/>
    </style:style>
    <style:style style:name="T51" style:family="text">
      <style:text-properties officeooo:rsid="001df8a0"/>
    </style:style>
    <style:style style:name="T52" style:family="text">
      <style:text-properties officeooo:rsid="0011e357"/>
    </style:style>
    <style:style style:name="T53" style:family="text">
      <style:text-properties fo:font-style="italic" officeooo:rsid="0011e357" style:font-style-asian="italic" style:font-style-complex="italic"/>
    </style:style>
    <style:style style:name="T54" style:family="text">
      <style:text-properties officeooo:rsid="001aa347"/>
    </style:style>
    <style:style style:name="T55" style:family="text">
      <style:text-properties fo:font-style="italic" officeooo:rsid="001aa347" style:font-style-asian="italic" style:font-style-complex="italic"/>
    </style:style>
    <style:style style:name="T56" style:family="text">
      <style:text-properties fo:font-style="normal" officeooo:rsid="001ebd21" style:font-style-asian="normal" style:font-style-complex="normal"/>
    </style:style>
    <style:style style:name="T57" style:family="text">
      <style:text-properties officeooo:rsid="001ebd21"/>
    </style:style>
    <style:style style:name="T58" style:family="text">
      <style:text-properties officeooo:rsid="001bb334"/>
    </style:style>
    <style:style style:name="T59" style:family="text">
      <style:text-properties fo:font-style="normal" officeooo:rsid="001bb334" style:font-style-asian="normal" style:font-style-complex="normal"/>
    </style:style>
    <style:style style:name="T60" style:family="text">
      <style:text-properties fo:font-style="normal" style:text-underline-style="none" style:font-style-asian="normal" style:font-style-complex="normal"/>
    </style:style>
    <style:style style:name="T61" style:family="text">
      <style:text-properties style:text-underline-style="none"/>
    </style:style>
    <style:style style:name="T62" style:family="text">
      <style:text-properties fo:font-style="italic" style:text-underline-style="none" style:font-style-asian="italic" style:font-style-complex="italic"/>
    </style:style>
    <style:style style:name="T63" style:family="text">
      <style:text-properties fo:font-style="italic" style:text-underline-style="none" officeooo:rsid="001c1d91" style:font-style-asian="italic" style:font-style-complex="italic"/>
    </style:style>
    <style:style style:name="T64" style:family="text">
      <style:text-properties officeooo:rsid="0014bdd4"/>
    </style:style>
    <style:style style:name="T65" style:family="text">
      <style:text-properties fo:font-style="normal" officeooo:rsid="00187aad" style:font-style-asian="normal" style:font-style-complex="normal"/>
    </style:style>
    <style:style style:name="T66" style:family="text">
      <style:text-properties fo:font-style="italic" officeooo:rsid="001ebd21" style:font-style-asian="italic" style:font-style-complex="italic"/>
    </style:style>
    <style:style style:name="T67" style:family="text">
      <style:text-properties fo:font-style="italic" officeooo:rsid="00187aad" style:font-style-asian="italic" style:font-style-complex="italic"/>
    </style:style>
    <style:style style:name="T68" style:family="text">
      <style:text-properties fo:font-style="normal" officeooo:rsid="0019310e" style:font-style-asian="normal" style:font-style-complex="normal"/>
    </style:style>
    <style:style style:name="T69" style:family="text">
      <style:text-properties fo:font-style="normal" officeooo:rsid="0020891c" style:font-style-asian="normal" style:font-style-complex="normal"/>
    </style:style>
    <style:style style:name="T70" style:family="text">
      <style:text-properties officeooo:rsid="001a8a91"/>
    </style:style>
    <style:style style:name="T71" style:family="text">
      <style:text-properties fo:font-style="normal" officeooo:rsid="001a8a91" style:font-style-asian="normal" style:font-style-complex="normal"/>
    </style:style>
    <style:style style:name="T72" style:family="text">
      <style:text-properties officeooo:rsid="000dd83d"/>
    </style:style>
    <style:style style:name="T73" style:family="text">
      <style:text-properties fo:font-style="italic" officeooo:rsid="000dd83d" style:font-style-asian="italic" style:font-style-complex="itali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etto di Scalable and Cloud Programming (Co-purchase Analysis)</text:p>
      <text:p text:style-name="P1">Università di Bologna</text:p>
      <text:p text:style-name="P1">anno 2024-2025</text:p>
      <text:p text:style-name="P1">Daniele D'Ugo - 0001186581</text:p>
      <text:p text:style-name="P2"/>
      <text:p text:style-name="P3">Il progetto consiste in un’analisi di co-acquisto, implementata tramite Spark e Scala ed eseguita su Google Cloud – Dataproc, su un dataset fornito. <text:span text:style-name="T1">Il codice è disponibile al seguente link:</text:span></text:p>
      <text:p text:style-name="P3"><text:a xlink:type="simple" xlink:href="https://github.com/papum20/unibo__projects__ScalableAndCloudProgramming" text:style-name="Internet_20_link" text:visited-style-name="Visited_20_Internet_20_Link">https://github.com/papum20/unibo__projects__ScalableAndCloudProgramming</text:a></text:p>
      <text:p text:style-name="P3"/>
      <text:p text:style-name="P4"><text:span text:style-name="T2">Si premette che l’infrastruttura di testing ha dato risultati molto incostanti e lenti (decisamente peggio che eseguendo in locale</text:span><text:span text:style-name="T3">) e, unito al limite dei crediti per il servizio e al fatto che molti siano stati consumati per imparare a far funzionare al meglio l’infrastruttura stessa, è stato possibile effettuare solo poche misurazioni – come si vedrà nella relazione.</text:span></text:p>
      <text:p text:style-name="P5"/>
      <text:p text:style-name="P6">Implementazione <text:span text:style-name="T4">corrente</text:span></text:p>
      <text:p text:style-name="P7">Durante lo svolgimento, sono stati effettuati diversi tentativi e modifiche sull’algoritmo, prima per farlo funzionare al meglio e successivamente per ottimizzarne l’esecuzione; <text:span text:style-name="T5">nel codice, ogni cambiamento nell’algoritmo è stato riscritto come una nuova funzione, in modo da poter confrontare le prestazioni con la versione vecchia – attualmente, dunque, sono presenti diverse versioni, mentre altre sono state rimosse.</text:span></text:p>
      <text:p text:style-name="P7"><text:span text:style-name="T5">T</text:span>utte le implementazioni, comunque, <text:span text:style-name="T5">h</text:span>anno fatto uso di <text:span text:style-name="T6">RDD</text:span><text:span text:style-name="T7">, visti a lezione.</text:span></text:p>
      <text:p text:style-name="P5"/>
      <text:p text:style-name="P8">La versione attuale dell’algoritmo usa la seguente serie di operazioni su RDD:</text:p>
      <text:list text:style-name="L1">
        <text:list-item>
          <text:p text:style-name="P9"><text:span text:style-name="T8">textFile() </text:span><text:span text:style-name="T9">: legge il dataset come RDD;</text:span></text:p>
        </text:list-item>
        <text:list-item>
          <text:p text:style-name="P9"><text:span text:style-name="T8">map()</text:span><text:span text:style-name="T9"> : trasforma ogni riga del file (stringa) in una coppia di numeri interi (rappresentanti i codici di, rispettivamente, scontrino e prodotto);</text:span></text:p>
        </text:list-item>
        <text:list-item>
          <text:p text:style-name="P9"><text:span text:style-name="T8">groupByKey()</text:span><text:span text:style-name="T9"> : raggruppa gli elementi in base allo scontrino (che ora è la chiave, essendo il primo elemento di ogni coppia);</text:span></text:p>
        </text:list-item>
        <text:list-item>
          <text:p text:style-name="P9"><text:span text:style-name="T8">flatMap(getPairs)</text:span><text:span text:style-name="T9"> : la </text:span><text:span text:style-name="T8">getPairs()</text:span><text:span text:style-name="T9">, applicata a ogni gruppo, ritorna tutte le possibili coppie di prodotti acquistati nello stesso scontrino (salvandoli con la coppia e un numero </text:span><text:span text:style-name="T8">1</text:span><text:span text:style-name="T9">, utile nella </text:span><text:span text:style-name="T8">reduce</text:span><text:span text:style-name="T9"> successiva); successivamente, la </text:span><text:span text:style-name="T8">flatMap()</text:span><text:span text:style-name="T9"> fa in modo che si ottenga un’unica, grande collezione con tutte le coppie di prodotti per tutti gli scontrini;</text:span></text:p>
        </text:list-item>
        <text:list-item>
          <text:p text:style-name="P10"><text:span text:style-name="T10">reduceByKey()</text:span><text:span text:style-name="T11"> : raggruppa tutte le occorrenze di coppie degli stessi prodotti, </text:span><text:span text:style-name="T12">contandone le ripetizioni; ritorna dunque il risultato finale della co-purchase analysis, ovvero una mappatura da ogni possibile coppia di prodotti al numero di volte che compaiono nello stesso scontrino;</text:span></text:p>
        </text:list-item>
        <text:list-item>
          <text:p text:style-name="P11"><text:span text:style-name="T10">map()</text:span><text:span text:style-name="T11"> : converte solo in una stringa da stampare, in formato </text:span><text:span text:style-name="T10">.csv</text:span><text:span text:style-name="T11">;</text:span></text:p>
        </text:list-item>
        <text:list-item>
          <text:p text:style-name="P11"><text:span text:style-name="T10">saveAsTextFile()</text:span><text:span text:style-name="T11"> : salva l’RDD su file (già in formato </text:span><text:span text:style-name="T10">.csv)</text:span><text:span text:style-name="T11">.</text:span></text:p>
        </text:list-item>
      </text:list>
      <text:p text:style-name="P12"/>
      <text:p text:style-name="P13"><text:span text:style-name="T1">L’implementazione dell</text:span>a <text:span text:style-name="T6">getPairs()</text:span><text:span text:style-name="T7"> esegue due cicli annidati, solo per </text:span><text:span text:style-name="T13">coppie di prodotti </text:span><text:span text:style-name="T14">a, b</text:span><text:span text:style-name="T13"> con </text:span><text:span text:style-name="T14">a&lt;b</text:span><text:span text:style-name="T6">: </text:span><text:span text:style-name="T15">in questo modo, già si prende ogni coppia una sola volta (come ci si aspetta nel risultato finale), oltre a generare meno coppie (grazie al minore stretto) – nonostante questo non cambi la complessità asintotica.</text:span></text:p>
      <text:p text:style-name="P14"><text:span text:style-name="T16"/></text:p>
      <text:p text:style-name="P15">Nel repository del progetto sono anche presenti diversi script, spiegati nel suo <text:span text:style-name="T6">README</text:span><text:span text:style-name="T7">. Questi si occupano anche di produrre un unico file </text:span><text:span text:style-name="T6">.csv</text:span><text:span text:style-name="T7"> di output, per convenienza, dato che la </text:span><text:span text:style-name="T6">saveAsTextFile()</text:span><text:span text:style-name="T7"> ne produce diversi, per ragioni implementative di Spark e per sfruttarne il parallelismo.</text:span></text:p>
      <text:p text:style-name="P16"/>
      <text:p text:style-name="P16"/>
      <text:p text:style-name="P17"><text:soft-page-break/>Implementazioni intermedie</text:p>
      <text:p text:style-name="P18">Di seguito, si riporta un’analisi di piccoli e grandi cambiamenti apportati durante l’implementazione, a fronte dei tempi di esecuzione di test (un solo test per quasi ogni tentativo).</text:p>
      <text:p text:style-name="P18"/>
      <text:p text:style-name="P19">Le funzioni con nome del tipo “MapPairsReduce” usano lo stesso approccio descritto, con cambiamenti minori <text:span text:style-name="T17">ognuna rispetto alla versione precedente; </text:span><text:span text:style-name="T18">sono rimaste nel codice e state analizzate anche per poter osservare quali cambiamenti effettivamente migliorino l’efficienza dell’algoritmo. Si riportano anche i tempi, ma si rimanda a dopo l’analisi</text:span>:</text:p>
      <text:list text:style-name="L2">
        <text:list-item>
          <text:p text:style-name="P20"><text:span text:style-name="T3">versione </text:span>1: <text:span text:style-name="T3">(</text:span>873.535<text:span text:style-name="T3">ms) </text:span><text:span text:style-name="T18">invece di fare una</text:span><text:span text:style-name="T19"> reduce,</text:span><text:span text:style-name="T20"> usava una</text:span><text:span text:style-name="T19"> groupBy</text:span><text:span text:style-name="T20"> e contava gli elementi di ogni gruppo; dunque,</text:span><text:span text:style-name="T21"> </text:span><text:span text:style-name="T22">usava </text:span><text:span text:style-name="T18">una </text:span><text:span text:style-name="T22">prima versione di </text:span><text:span text:style-name="T23">getPairs()</text:span><text:span text:style-name="T24"> </text:span><text:span text:style-name="T20">(che non aggiunge l’1)</text:span><text:span text:style-name="T24">;</text:span></text:p>
        </text:list-item>
        <text:list-item>
          <text:p text:style-name="P20"><text:span text:style-name="T3">versione </text:span>2: <text:span text:style-name="T3">(</text:span>947.174<text:span text:style-name="T3">ms) </text:span><text:span text:style-name="T22">cambiamento minore, converte subito le stringhe in interi (come la versione 10);</text:span></text:p>
        </text:list-item>
        <text:list-item>
          <text:p text:style-name="P20"><text:span text:style-name="T3">versione </text:span>3: <text:span text:style-name="T3">(</text:span>1.416.774<text:span text:style-name="T3">ms) </text:span><text:span text:style-name="T18">semplifica </text:span><text:span text:style-name="T22">alcune </text:span><text:span text:style-name="T23">narrow transformation</text:span><text:span text:style-name="T24"> </text:span><text:span text:style-name="T20">unendole </text:span><text:span text:style-name="T24">(come la 10);</text:span></text:p>
        </text:list-item>
        <text:list-item>
          <text:p text:style-name="P20"><text:span text:style-name="T3">versione </text:span><text:span text:style-name="T22">4</text:span>: <text:span text:style-name="T3">(</text:span>1.410.627<text:span text:style-name="T3">ms) </text:span><text:span text:style-name="T25">evita di salvare </text:span><text:span text:style-name="T18">dati ridondanti</text:span><text:span text:style-name="T25">;</text:span></text:p>
        </text:list-item>
        <text:list-item>
          <text:p text:style-name="P20"><text:span text:style-name="T3">versione </text:span>5: <text:span text:style-name="T3">(</text:span>1.317.293<text:span text:style-name="T3">ms) </text:span><text:span text:style-name="T25">inizia ad usare la nuova </text:span><text:span text:style-name="T26">getPairs()</text:span><text:span text:style-name="T27"> (quella presentata sopra);</text:span></text:p>
        </text:list-item>
        <text:list-item>
          <text:p text:style-name="P20"><text:span text:style-name="T3">versione </text:span>6: <text:span text:style-name="T3">(</text:span>571.140<text:span text:style-name="T3">ms) </text:span><text:span text:style-name="T25">usa </text:span><text:span text:style-name="T26">groupByKey() </text:span><text:span text:style-name="T27">invece di una </text:span><text:span text:style-name="T26">groupBy()</text:span><text:span text:style-name="T27"> banale</text:span><text:span text:style-name="T25">;</text:span></text:p>
        </text:list-item>
        <text:list-item>
          <text:p text:style-name="P21"><text:span text:style-name="T3">versione </text:span>7: <text:span text:style-name="T3">(2 test da </text:span>553.044<text:span text:style-name="T3">ms</text:span> <text:span text:style-name="T3">e</text:span> 935.760<text:span text:style-name="T3">ms</text:span>; <text:span text:style-name="T3">media</text:span> 654.530,5<text:span text:style-name="T3">ms) </text:span><text:span text:style-name="T20">introduce la </text:span><text:span text:style-name="T19">reduceByKey()</text:span><text:span text:style-name="T25">;</text:span></text:p>
        </text:list-item>
        <text:list-item>
          <text:p text:style-name="P20"><text:span text:style-name="T3">versione </text:span>8: <text:span text:style-name="T3">(</text:span>636.282<text:span text:style-name="T3">ms) </text:span><text:span text:style-name="T25">non converte in stringhe, ma stampa gli elementi così come sono;</text:span></text:p>
        </text:list-item>
        <text:list-item>
          <text:p text:style-name="P20"><text:span text:style-name="T3">versione </text:span>9: <text:span text:style-name="T3">(2 test da </text:span>673.260<text:span text:style-name="T3">ms e</text:span> 756.017<text:span text:style-name="T3">ms; media 714.638,5</text:span><text:span text:style-name="T22">ms) </text:span><text:span text:style-name="T25">converte un’altra </text:span><text:span text:style-name="T26">groupBy()</text:span><text:span text:style-name="T27"> banale in </text:span><text:span text:style-name="T26">groupByKey()</text:span><text:span text:style-name="T27">;</text:span></text:p>
        </text:list-item>
        <text:list-item>
          <text:p text:style-name="P20"><text:span text:style-name="T3">versione </text:span>10: <text:span text:style-name="T22">(3 test da </text:span>728.371<text:span text:style-name="T22">ms</text:span>, 55.1890<text:span text:style-name="T22">ms e</text:span> 536.158<text:span text:style-name="T22">ms;</text:span> <text:span text:style-name="T22">media </text:span>605.473<text:span text:style-name="T22">ms) </text:span><text:span text:style-name="T25">versione finale;</text:span></text:p>
        </text:list-item>
      </text:list>
      <text:p text:style-name="P22"><text:span text:style-name="T7"/></text:p>
      <text:p text:style-name="P23"><text:span text:style-name="T18">Co</text:span>me già menzionato, i risultati sono molto variabili, e non c’è stata la possibilità di eseguire più test (per poterne fare una media).</text:p>
      <text:p text:style-name="P24"><text:span text:style-name="T7">Comunque, si può osservare un notevole miglioramento (da tempi superiori ai 1.000.000ms a circa 600.000ms) già dalla versione 6, che non usava la </text:span><text:span text:style-name="T6">reduceByKey(), </text:span><text:span text:style-name="T20">ma introduceva </text:span><text:span text:style-name="T7">la nuova </text:span><text:span text:style-name="T6">getPairs()</text:span><text:span text:style-name="T7"> (</text:span><text:span text:style-name="T6">getPairs2()</text:span><text:span text:style-name="T7">) - </text:span><text:span text:style-name="T20">che, però, </text:span><text:span text:style-name="T28">non dovrebbe cambiare l’efficienza.</text:span><text:span text:style-name="T7"> </text:span><text:span text:style-name="T28">S</text:span><text:span text:style-name="T7">tranamente, </text:span><text:span text:style-name="T28">infatti</text:span><text:span text:style-name="T7">, questo balzo lo si ha solo dalla 5 alla 6, in cui la</text:span><text:span text:style-name="T6"> groupByKey()</text:span><text:span text:style-name="T7"> sostituiva solo una</text:span><text:span text:style-name="T6"> groupBy()</text:span><text:span text:style-name="T7"> banale (che quindi, a meno di ottimizzazioni </text:span><text:span text:style-name="T28">nell’implementazione</text:span><text:span text:style-name="T7">, non cambia la logica del programma)</text:span><text:span text:style-name="T6"> </text:span><text:span text:style-name="T7">– e non dalla 4 alla 5 </text:span><text:span text:style-name="T28">(che </text:span><text:span text:style-name="T7">introduce la</text:span><text:span text:style-name="T6"> getPairs2()</text:span><text:span text:style-name="T28">)</text:span><text:span text:style-name="T6"> </text:span><text:span text:style-name="T28">o dalla 6 alla 7 (che introduce la </text:span><text:span text:style-name="T29">reduceByKey</text:span><text:span text:style-name="T28">)</text:span><text:span text:style-name="T7">: potrebbe essersi trattato di un errore di misurazione, o potrebbe rientrare nella (ampia) inconsistenza dei test - oppure potrebbe</text:span><text:span text:style-name="T28">ro</text:span><text:span text:style-name="T7"> effettivamente esserci </text:span><text:span text:style-name="T28">differenze nell’implementazione delle funzioni</text:span><text:span text:style-name="T7">.</text:span></text:p>
      <text:p text:style-name="P25"><text:span text:style-name="T7">Come ci si poteva aspettare, invece, aggiungere, rimuovere o modificare </text:span><text:span text:style-name="T6">narrow transformation</text:span><text:span text:style-name="T7"> successive non cambia la complessità (essendo sequenze di operazioni elementari, e non cambiando il numero di </text:span><text:span text:style-name="T6">shuffle</text:span><text:span text:style-name="T7">, che invece chiaramente richiedono uno sforzo computazionale in più), </text:span><text:span text:style-name="T28">così come altre modifiche minori che non fanno una differenza dal punto di vista asintotico</text:span><text:span text:style-name="T7">.</text:span></text:p>
      <text:p text:style-name="P26">In luce di queste osservazioni, la scelta della 10 come versione finale, al di là dell’essere tra le implementazioni con i tempi minori, è dovuta solo a una maggiore pulizia del codice.</text:p>
      <text:p text:style-name="P27"><text:span text:style-name="T7"/></text:p>
      <text:p text:style-name="P27"><text:span text:style-name="T7">Dai test, risulta anche che l’uso di RDD è necessario in ogni fase dell’algoritmo, poiché solo questi possono garantire scalabilità, con grandi input. Infatti, provando ad ottenere i risultati finali sotto forma di </text:span><text:span text:style-name="T6">Map</text:span><text:span text:style-name="T7"> o </text:span><text:span text:style-name="T6">Map</text:span><text:span text:style-name="T7"> concorrenti – attraverso </text:span><text:span text:style-name="T6">reduce()</text:span><text:span text:style-name="T7"> o </text:span><text:span text:style-name="T6">aggregate(), </text:span><text:span text:style-name="T7">invece che </text:span><text:span text:style-name="T6">reduceByKey()</text:span><text:span text:style-name="T7"> -, si incorreva in errori di out-of-memory; provando a scrivere i risultati su un unico file attraverso funzioni standard (e non la </text:span><text:span text:style-name="T6">saveAsTextFile()),</text:span><text:span text:style-name="T7"> oppure eseguendo prima una</text:span><text:span text:style-name="T6"> coalesce()</text:span><text:span text:style-name="T7"> per unire i dati di tutti i nodi di Spark su uno solo,</text:span><text:span text:style-name="T6"> </text:span><text:span text:style-name="T7">portava a prestazioni inferiori o errori.</text:span></text:p>
      <text:p text:style-name="P28"><text:span text:style-name="T7"/></text:p>
      <text:p text:style-name="P28"><text:span text:style-name="T7">Avendo avuto più tempo, crediti di Google Cloud e risorse, si sarebbero potute fare altre prove, per esempio con diversi </text:span><text:span text:style-name="T6">partitioner</text:span><text:span text:style-name="T7">.</text:span></text:p>
      <text:p text:style-name="P5"><text:soft-page-break/></text:p>
      <text:p text:style-name="P29">Analisi delle prestazioni</text:p>
      <text:p text:style-name="P30">La <text:span text:style-name="T6">work complexity</text:span> dell’algoritmo è stata stimata a <text:span text:style-name="T6">W(n)=O(</text:span><text:span text:style-name="T30">n*</text:span><text:span text:style-name="T6">m)</text:span>, su un dataset di input formato da <text:span text:style-name="T6">n </text:span>elementi (ovvero <text:span text:style-name="T6">n </text:span>righe del file),<text:span text:style-name="T31"> con </text:span><text:span text:style-name="T30">m </text:span><text:span text:style-name="T31">la massima lunghezza di uno scontrino </text:span><text:span text:style-name="T32">(</text:span><text:span text:style-name="T29">m&lt;=n</text:span><text:span text:style-name="T32">)</text:span><text:span text:style-name="T33">. Seguono i passaggi del calcolo</text:span><text:span text:style-name="T6">:</text:span></text:p>
      <text:list text:style-name="L3">
        <text:list-item>
          <text:p text:style-name="P31"><text:span text:style-name="T8">textFile() </text:span><text:span text:style-name="T9">: </text:span><text:span text:style-name="T34">O(n)</text:span><text:span text:style-name="T35">, leggendo ogni riga del file;</text:span></text:p>
        </text:list-item>
        <text:list-item>
          <text:p text:style-name="P31"><text:span text:style-name="T8">map()</text:span><text:span text:style-name="T9"> : </text:span><text:span text:style-name="T34">O(n), </text:span><text:span text:style-name="T35">eseguendo una conversione di ogni riga del file;</text:span></text:p>
        </text:list-item>
        <text:list-item>
          <text:p text:style-name="P31"><text:span text:style-name="T8">groupByKey()</text:span><text:span text:style-name="T9"> : </text:span><text:span text:style-name="T34">O(n). </text:span><text:span text:style-name="T35">Richiede uno shuffle, ma, assumendo che – come dice la documentazione – si us</text:span><text:span text:style-name="T36">i</text:span><text:span text:style-name="T35">no delle </text:span><text:span text:style-name="T34">hashtable</text:span><text:span text:style-name="T35">, la </text:span><text:span text:style-name="T34">groupByKey()</text:span><text:span text:style-name="T35"> richiede, per ogni elemento, di calcolarne l’</text:span><text:span text:style-name="T34">hash</text:span><text:span text:style-name="T35"> e inserirlo nella cella giusta dell’</text:span><text:span text:style-name="T34">hashtable </text:span><text:span text:style-name="T35">(</text:span><text:span text:style-name="T36">che, tipicamente, ha costo ammortizzato di un inserimento </text:span><text:span text:style-name="T34">O(1)</text:span><text:span text:style-name="T35">)</text:span><text:span text:style-name="T9">;</text:span></text:p>
        </text:list-item>
        <text:list-item>
          <text:p text:style-name="P32"><text:span text:style-name="T37">g</text:span><text:span text:style-name="T10">etPairs() </text:span><text:span text:style-name="T11">: </text:span><text:span text:style-name="T10">O(</text:span><text:span text:style-name="T38">k</text:span><text:span text:style-name="T10">^2)</text:span><text:span text:style-name="T11">, essendo quadratica nelle dimensioni della </text:span><text:span text:style-name="T10">collection </text:span><text:span text:style-name="T11">in input (</text:span><text:span text:style-name="T36">di k</text:span><text:span text:style-name="T38"> </text:span><text:span text:style-name="T36">elementi</text:span><text:span text:style-name="T10">)</text:span><text:span text:style-name="T11">;</text:span></text:p>
        </text:list-item>
        <text:list-item>
          <text:p text:style-name="P33"><text:span text:style-name="T8">flatMap(getPairs)</text:span><text:span text:style-name="T9"> : </text:span><text:span text:style-name="T39">O(n*m).</text:span><text:span text:style-name="T40"> Infatti, </text:span><text:span text:style-name="T41">ne</text:span><text:span text:style-name="T40">l caso peggiore, in cui gli</text:span><text:span text:style-name="T39"> n</text:span><text:span text:style-name="T40"> elementi sono suddivisi tra</text:span><text:span text:style-name="T39"> n/m</text:span><text:span text:style-name="T40"> scontrini da</text:span><text:span text:style-name="T39"> m</text:span><text:span text:style-name="T40"> elementi ciascuno </text:span><text:span text:style-name="T41">(cioè tutti hanno </text:span><text:span text:style-name="T40">dimensione massima, </text:span><text:span text:style-name="T39">m</text:span><text:span text:style-name="T41">)</text:span><text:span text:style-name="T40">, si dovrebbe applicare la</text:span><text:span text:style-name="T39"> getPairs() n/m</text:span><text:span text:style-name="T40"> volte, </text:span><text:span text:style-name="T41">su </text:span><text:span text:style-name="T42">m</text:span><text:span text:style-name="T41"> elementi alla volta</text:span><text:span text:style-name="T40">: dunque,</text:span><text:span text:style-name="T39"> (n/m)*(m^2)=n*m</text:span><text:span text:style-name="T40">.</text:span><text:span text:style-name="T39"> </text:span><text:span text:style-name="T43">Quindi, per esempio, n</text:span><text:span text:style-name="T40">el caso </text:span><text:span text:style-name="T41">limite </text:span><text:span text:style-name="T40">peggiore</text:span><text:span text:style-name="T43">, </text:span><text:span text:style-name="T40">si avrebbe un dataset costituito da un solo scontrino (</text:span><text:span text:style-name="T39">m=</text:span><text:span text:style-name="T44">n</text:span><text:span text:style-name="T40"> e </text:span><text:span text:style-name="T39">n/m=</text:span><text:span text:style-name="T44">1</text:span><text:span text:style-name="T39">)</text:span><text:span text:style-name="T40">, con complessità </text:span><text:span text:style-name="T39">O(n^2</text:span><text:span text:style-name="T40">);</text:span></text:p>
        </text:list-item>
        <text:list-item>
          <text:p text:style-name="P34"><text:span text:style-name="T10">reduceByKey()</text:span><text:span text:style-name="T11"> : </text:span><text:span text:style-name="T40">O(</text:span><text:span text:style-name="T45">n*m</text:span><text:span text:style-name="T40">). Analogamente a </text:span><text:span text:style-name="T45">groupByKey()</text:span><text:span text:style-name="T40">, visita ogni elemento una sola volta (ma ora la collezione in input ha lunghezza </text:span><text:span text:style-name="T45">O(n*m)</text:span><text:span text:style-name="T40">);</text:span></text:p>
        </text:list-item>
        <text:list-item>
          <text:p text:style-name="P35"><text:span text:style-name="T10">map()</text:span><text:span text:style-name="T11"> : </text:span><text:span text:style-name="T45">O(</text:span><text:span text:style-name="T46">n*m</text:span><text:span text:style-name="T45">).</text:span><text:span text:style-name="T40"> </text:span><text:span text:style-name="T43">Sarebbe difficile calcolare quante delle</text:span><text:span text:style-name="T46"> </text:span><text:span text:style-name="T43">coppie possano essere unite dalla precedente</text:span><text:span text:style-name="T46"> reduce</text:span><text:span text:style-name="T43"> ma,</text:span><text:span text:style-name="T40"> </text:span><text:span text:style-name="T43">n</text:span><text:span text:style-name="T47">el caso pessimo, </text:span><text:span text:style-name="T43">si avrebbe il suo stesso costo (</text:span><text:span text:style-name="T46">O(nm)</text:span><text:span text:style-name="T43">)</text:span><text:span text:style-name="T47">, </text:span><text:span text:style-name="T43">cioè</text:span><text:span text:style-name="T47"> </text:span><text:span text:style-name="T41">nel caso in cui </text:span><text:span text:style-name="T43">tutte le coppie siano diverse e la</text:span><text:span text:style-name="T46"> reduce</text:span><text:span text:style-name="T43"> non riesca a ridurne il numero (per esempio, con </text:span><text:span text:style-name="T41">un unico scontrino, e quindi il massimo numero di coppie </text:span><text:span text:style-name="T43">diverse </text:span><text:span text:style-name="T41">possibile</text:span><text:span text:style-name="T43">)</text:span><text:span text:style-name="T35">;</text:span></text:p>
        </text:list-item>
        <text:list-item>
          <text:p text:style-name="P35">saveAsTextFile()<text:span text:style-name="T7"> : </text:span><text:span text:style-name="T37">O(</text:span><text:span text:style-name="T46">nm</text:span><text:span text:style-name="T47">), eseguendo la scrittura di ogni elemento - come la precedente </text:span><text:span text:style-name="T48">map()</text:span><text:span text:style-name="T35">.</text:span></text:p>
        </text:list-item>
      </text:list>
      <text:p text:style-name="P36">Dunque, la complessità finale, per tenere conto di tutte le fasi, sarebbe <text:span text:style-name="T49">W(n)=</text:span><text:span text:style-name="T6">O(n*m)</text:span>.</text:p>
      <text:p text:style-name="P36"/>
      <text:p text:style-name="P36">Da tale analisi, si possono dedurre le parti più impegnative computazionalmente:</text:p>
      <text:list text:style-name="L4">
        <text:list-item>
          <text:p text:style-name="P37">sono presenti due <text:span text:style-name="T6">shuffle </text:span><text:span text:style-name="T50">(</text:span>in <text:span text:style-name="T6">groupByKey()</text:span> e <text:span text:style-name="T6">reduceByKey()</text:span><text:span text:style-name="T51">)</text:span>;</text:p>
        </text:list-item>
        <text:list-item>
          <text:p text:style-name="P37">la funzione più complessa è la <text:span text:style-name="T6">flatMap(getP</text:span><text:span text:style-name="T50">air</text:span><text:span text:style-name="T6">s)</text:span>, <text:span text:style-name="T52">che costituisce il passaggio da una </text:span><text:span text:style-name="T53">collection</text:span><text:span text:style-name="T52"> di </text:span><text:span text:style-name="T53">n</text:span><text:span text:style-name="T52"> elementi a una di </text:span><text:span text:style-name="T53">n*m</text:span><text:span text:style-name="T52">, per ogni coppia di prodotti che condividono uno scontrino (con ripetizioni, che verranno poi rimosse dalla </text:span><text:span text:style-name="T53">reduce()</text:span><text:span text:style-name="T52">);</text:span></text:p>
        </text:list-item>
      </text:list>
      <text:p text:style-name="P36">Si possono però anche determinare dei lower-bound:</text:p>
      <text:list text:style-name="L5">
        <text:list-item>
          <text:p text:style-name="P38">processando l’input (di dimensione <text:span text:style-name="T6">n</text:span>), non si può fare meglio di <text:span text:style-name="T6">O(n)</text:span>, almeno per lettura ed eventuali conversioni;</text:p>
        </text:list-item>
        <text:list-item>
          <text:p text:style-name="P38">processando l’output (di dimensione al più <text:span text:style-name="T6">p^2</text:span>), non si può fare meglio di <text:span text:style-name="T6">O(p^2)</text:span>, almeno per la scrittura ed eventuali conversioni.</text:p>
        </text:list-item>
      </text:list>
      <text:p text:style-name="P39"/>
      <text:p text:style-name="P40">Alla luce di ciò, questa è stata l’implementazione ritenuta migliore in fase di sviluppo: <text:span text:style-name="T52">i due </text:span><text:span text:style-name="T53">shuffle</text:span><text:span text:style-name="T52"> sembrano fondamentali - il primo per raggruppare elementi con lo stesso scontrino, il secondo per contare le coppie di prodotti -, </text:span><text:span text:style-name="T51">mentre</text:span><text:span text:style-name="T52"> </text:span>provare a migliorare la <text:span text:style-name="T6">flatMap(getParts)</text:span> significherebbe cercare un approccio <text:span text:style-name="T51">ben diverso</text:span>.</text:p>
      <text:p text:style-name="P40"/>
      <text:p text:style-name="P41">Per quanto riguarda la <text:span text:style-name="T6">depth complexity</text:span>, la maggior parte degli step sono <text:span text:style-name="T6">embarrassingly parallel</text:span> (quindi <text:span text:style-name="T6">O(1)</text:span>): le <text:span text:style-name="T6">map,</text:span> <text:span text:style-name="T54">la </text:span>lettura e scrittura di file, <text:span text:style-name="T54">ma anche </text:span><text:span text:style-name="T55">flatMap(getPairs)</text:span><text:span text:style-name="T54">, essendo parallelizzabili sia la (</text:span><text:span text:style-name="T55">flat</text:span><text:span text:style-name="T54">) </text:span><text:span text:style-name="T55">map, </text:span><text:span text:style-name="T54">sia la </text:span><text:span text:style-name="T55">getPairs</text:span><text:span text:style-name="T54"> (che genera tutte le possibili coppie di prodotti in uno scontrino, in maniera indipendente l’una dall’altra)</text:span>. Ci sono però delle eccezioni, tra cui, soprattutto, gli shuffling, il cui costo denoteremo s<text:span text:style-name="T6">(n)</text:span> (costo dello shuffling su dataset di dimensione <text:span text:style-name="T6">n</text:span>). D’altra parte, non è stato <text:soft-page-break/>possibile trovare, tra ricerche su internet e documentazioni, gli esatti costi o implementazioni di varie funzioni di Spark, per cui possiamo solo generalizzare o fare delle supposizioni. In particolare:</text:p>
      <text:list text:style-name="L6">
        <text:list-item>
          <text:p text:style-name="P42">groupByKey() <text:span text:style-name="T7">:</text:span> O(s(n)). A<text:span text:style-name="T7">ssumendo l’implementazione </text:span>hash<text:span text:style-name="T7">-based, dovrebbe essere </text:span>embarrassingly parallel<text:span text:style-name="T7"> </text:span><text:span text:style-name="T56">(aggiungere tutti gli elementi a un’hashtable</text:span><text:span text:style-name="T57"> </text:span><text:span text:style-name="T56">in maniera indipendente)</text:span><text:span text:style-name="T7">, se non per lo shuffling di </text:span>n <text:span text:style-name="T7">entry del dataset;</text:span></text:p>
        </text:list-item>
        <text:list-item>
          <text:p text:style-name="P43">reduceByKey() : O(log(n)+s(n<text:span text:style-name="T58">m</text:span>))<text:span text:style-name="T7">. Oltre allo shuffling (</text:span>s(n<text:span text:style-name="T58">m</text:span>)<text:span text:style-name="T7">, presente qui </text:span><text:span text:style-name="T59">su dataset grande </text:span><text:span text:style-name="T58">O(nm)</text:span><text:span text:style-name="T7">), si ha il costo della </text:span>reduce<text:span text:style-name="T7"> applicata a ogni chiave. </text:span><text:span text:style-name="T56">Poiché</text:span><text:span text:style-name="T7"> </text:span><text:span text:style-name="T59">la </text:span><text:span text:style-name="T58">reduce</text:span><text:span text:style-name="T59"> parallela viene tipicamente implementata con un albero </text:span><text:span text:style-name="T56">(</text:span><text:span text:style-name="T59">avendo dunque </text:span><text:span text:style-name="T58">work complexity</text:span><text:span text:style-name="T59"> pari al logaritmo della lunghezza della collezione in input, </text:span><text:span text:style-name="T56">implicando</text:span><text:span text:style-name="T59"> </text:span><text:span text:style-name="T56">una</text:span><text:span text:style-name="T59"> </text:span><text:span text:style-name="T58">depth complexity</text:span><text:span text:style-name="T59"> della </text:span><text:span text:style-name="T58">reduceByKey</text:span><text:span text:style-name="T59"> </text:span><text:span text:style-name="T56">pari al</text:span><text:span text:style-name="T59">la massima complessità tra tutte le </text:span><text:span text:style-name="T58">reduce</text:span><text:span text:style-name="T59"> applicate),</text:span><text:span text:style-name="T7"> il caso peggiore di </text:span>O(log(n))<text:span text:style-name="T7">, si ottiene </text:span><text:span text:style-name="T59">con tutte le entry associate a un’unica chiave (facendo in modo che la </text:span><text:span text:style-name="T58">reduceByKey</text:span><text:span text:style-name="T59"> applichi un’unica, grande </text:span><text:span text:style-name="T58">reduce</text:span><text:span text:style-name="T59">), cioè, per esempio, quando esistono solo due prodotti diversi, e ogni scontrin</text:span><text:span text:style-name="T56">o </text:span><text:span text:style-name="T59">presenta esattamente quei due prodotti – risultando, quindi, in </text:span><text:span text:style-name="T58">n/2</text:span><text:span text:style-name="T59"> coppie su cui effettuare un’</text:span><text:span text:style-name="T56">unica</text:span><text:span text:style-name="T59"> </text:span><text:span text:style-name="T58">reduce</text:span><text:span text:style-name="T59">.</text:span></text:p>
        </text:list-item>
      </text:list>
      <text:p text:style-name="P44"><text:span text:style-name="T7">Mettendo tutto insieme, quindi, si avrebbe una </text:span>depth complexity <text:span text:style-name="T7">di </text:span>O(log(n)+s(n)<text:span text:style-name="T17">+s(nm)</text:span>)<text:span text:style-name="T60">.</text:span></text:p>
      <text:p text:style-name="P44"><text:span text:style-name="T60"/></text:p>
      <text:p text:style-name="P44"><text:span text:style-name="T60">Come già detto, non è stato possibile trovare il costo </text:span><text:span text:style-name="T61">s(n)</text:span><text:span text:style-name="T60">, ma, solo per provare ad avere dati più concreti, un’intelligenza artificiale (chatGPT) ha suggerito che anche lo shuffle abbia un’implementazione basata su alberi, e quindi una </text:span><text:span text:style-name="T61">depth complexity</text:span><text:span text:style-name="T60"> logaritmica nella dimensione del dataset – purtroppo, senza essere in grado di citare fonti che lo supportassero.</text:span></text:p>
      <text:p text:style-name="P44"><text:span text:style-name="T60">Con questa assunzione, la </text:span><text:span text:style-name="T61">depth complexity </text:span><text:span text:style-name="T60">sarebbe dunque </text:span><text:span text:style-name="T61">O(log(nm))</text:span><text:span text:style-name="T60">:</text:span></text:p>
      <text:list text:style-name="L7">
        <text:list-item>
          <text:p text:style-name="P45"><text:span text:style-name="T60">la </text:span><text:span text:style-name="T61">O(s(n))</text:span><text:span text:style-name="T60"> della </text:span><text:span text:style-name="T61">groupByKey</text:span><text:span text:style-name="T60"> diventerebbe </text:span><text:span text:style-name="T61">O(log(n))</text:span></text:p>
        </text:list-item>
        <text:list-item>
          <text:p text:style-name="P46"><text:span text:style-name="T61">la </text:span><text:span text:style-name="T62">O(s(nm))</text:span><text:span text:style-name="T61"> della </text:span><text:span text:style-name="T62">reduceByKey</text:span><text:span text:style-name="T61"> diventerebbe </text:span><text:span text:style-name="T62">O(log(nm))</text:span></text:p>
        </text:list-item>
        <text:list-item>
          <text:p text:style-name="P47"><text:span text:style-name="T61">in conclusione, </text:span><text:span text:style-name="T62">O(log(n)</text:span><text:span text:style-name="T63">+log(n)+log(nm)</text:span><text:span text:style-name="T62">)</text:span><text:span text:style-name="T63">=O(log(nm))</text:span></text:p>
        </text:list-item>
      </text:list>
      <text:p text:style-name="P40"/>
      <text:p text:style-name="P48">Analisi d<text:span text:style-name="T64">i scalabilità</text:span></text:p>
      <text:p text:style-name="P40">Calcoliamo adesso le metriche di scalabilità.</text:p>
      <text:p text:style-name="P40">Intanto, queste sono le misurazioni sulle esecuzioni dell’algoritmo:</text:p>
      <text:list text:style-name="L8">
        <text:list-item>
          <text:p text:style-name="P49">1 worker: 1.505.099ms</text:p>
        </text:list-item>
        <text:list-item>
          <text:p text:style-name="P49">2 worker: 651.140ms</text:p>
        </text:list-item>
        <text:list-item>
          <text:p text:style-name="P49">3 worker: 728.371ms, 551.890ms, 536.158ms – media 605.473ms</text:p>
        </text:list-item>
      </text:list>
      <text:p text:style-name="P40"/>
      <text:p text:style-name="P50">Gli <text:span text:style-name="T6">speedup</text:span> (calcolati come rapporto tra il tempo di esecuzione su un nodo e quello sul numero di nodi considerati) sono i seguenti:</text:p>
      <text:list text:style-name="L9">
        <text:list-item>
          <text:p text:style-name="P51">2 worker: <text:span text:style-name="T6">S(2)=2.31 </text:span>(<text:span text:style-name="T6"> 1.505.099ms / 651.140ms </text:span>)</text:p>
        </text:list-item>
        <text:list-item>
          <text:p text:style-name="P51">3 worker: <text:span text:style-name="T6">S(3)=2.49</text:span> ( <text:span text:style-name="T6">1.505.099ms / 605.473ms</text:span> )</text:p>
        </text:list-item>
      </text:list>
      <text:p text:style-name="P50"/>
      <text:p text:style-name="P52">Le <text:span text:style-name="T6">strong scaling efficiency</text:span><text:span text:style-name="T60"> (calcolate come rapporto tra </text:span><text:span text:style-name="T62">speedup</text:span><text:span text:style-name="T60"> e numero di nodi considerati) sono:</text:span></text:p>
      <text:list text:style-name="L10">
        <text:list-item>
          <text:p text:style-name="P53"><text:span text:style-name="T60">2 worker: </text:span><text:span text:style-name="T62">E(2)=1.16</text:span><text:span text:style-name="T60"> ( </text:span><text:span text:style-name="T62">S(2) / 2 </text:span><text:span text:style-name="T60">)</text:span></text:p>
        </text:list-item>
        <text:list-item>
          <text:p text:style-name="P53"><text:span text:style-name="T60">3 worker: </text:span><text:span text:style-name="T62">E(3)=0.83</text:span><text:span text:style-name="T60"> (</text:span><text:span text:style-name="T62"> (S(3) / 3 </text:span><text:span text:style-name="T60">)</text:span></text:p>
        </text:list-item>
      </text:list>
      <text:p text:style-name="P54"/>
      <text:p text:style-name="P52">Le <text:span text:style-name="T6">weak scaling efficiency</text:span><text:span text:style-name="T7"> non sono state calcolate, essendosi esauriti i crediti per Goggle Cloud.</text:span></text:p>
      <text:p text:style-name="P55">Per farlo, sarebbe stato necessario eseguire l’algoritmo su frazioni del dataset – quindi, metà per 2 worker e un terzo per 3 worker -, in modo da poter verificare che ci fosse una sufficiente riduzione del tempo impiegato, all’aumentare dei nodi.</text:p>
      <text:p text:style-name="P56"><text:span text:style-name="T7">Nel progetto, è anche presente uno script per sezionare il dataset originale (</text:span><text:span text:style-name="T6">scripts/4.1.split-dataset.sh</text:span><text:span text:style-name="T7">), </text:span><text:span text:style-name="T65">facendo scegliere tra il prendere le prime righe o delle righe casuali (in numero pari </text:span><text:span text:style-name="T7">alla frazione della lunghezza desiderata</text:span><text:span text:style-name="T65">); ogni approccio ha dei pro e contro</text:span><text:span text:style-name="T7">: </text:span><text:span text:style-name="T65">considerando che l’originale è ordinato in base allo scontrino, prendere delle righe consecutive assicura che abbastanza prodotti siano presenti in </text:span><text:soft-page-break/><text:span text:style-name="T65">uno stesso acquisto, presumibilmente richiedendo più lavoro da parte dell’algoritmo (in base all’analisi dell</text:span><text:span text:style-name="T56">a</text:span><text:span text:style-name="T66"> work complexity</text:span><text:span text:style-name="T67"> </text:span><text:span text:style-name="T65">effettuata). Dunque, con pochi worker (e quindi un </text:span><text:span text:style-name="T68">fattore di frazionamento </text:span><text:span text:style-name="T56">del dataset </text:span><text:span text:style-name="T68">contenuto) – come nel caso dei nostri 2 o 3 -, prendere delle righe consecutive potrebbe essere una buona idea; tuttavia, </text:span><text:span text:style-name="T56">andando a </text:span><text:span text:style-name="T68">scala</text:span><text:span text:style-name="T56">re da un lato e ridurre il dataset dall’altro</text:span><text:span text:style-name="T68">, avere degli scontrini non altrettanto ridotti di dimensioni avrebbe un impatto più significativo – per cui, potrebbe essere meglio scegliere le righe casualmente, per assicurare degli </text:span><text:span text:style-name="T69">scontrini </text:span><text:span text:style-name="T68">opportunamente ridimensionati (casualmente).</text:span></text:p>
      <text:p text:style-name="P57">Ovviamente, <text:span text:style-name="T1">dei</text:span> test <text:span text:style-name="T1">aiuterebbero ad identificare</text:span> l’opzione migliore.</text:p>
      <text:p text:style-name="P54"/>
      <text:p text:style-name="P58">In conclusione, analizziamo le metriche calcolate.</text:p>
      <text:p text:style-name="P58"><text:span text:style-name="T1">Anche qui, le</text:span> performance - <text:span text:style-name="T1">a dir poco</text:span> altalenanti – <text:span text:style-name="T1">e </text:span>l’impossibilità di effettuare più test - per aver<text:span text:style-name="T1">n</text:span>e una media - restituiscono dei risultati di scalabilità particolari.</text:p>
      <text:p text:style-name="P59"><text:span text:style-name="T7">Da </text:span>S(2)<text:span text:style-name="T7">, infatti, ci si aspetterebbe un valore inferiore a </text:span>2 –<text:span text:style-name="T7"> con 2 worker -, ma si è invece ottenuto uno </text:span>speedup <text:span text:style-name="T7">ben superiore. </text:span>S(3)<text:span text:style-name="T7">, invece, sembra più ragionevole, essendo maggiore di </text:span>S(2)<text:span text:style-name="T7"> ma comunque inferiore a 3. Stona solo il fatto che sia molto vicino a </text:span>S(2)<text:span text:style-name="T7">, che però, come appena detto, è probabilmente troppo alto per errori di misurazione.</text:span></text:p>
      <text:p text:style-name="P59"><text:span text:style-name="T7"/></text:p>
      <text:p text:style-name="P59"><text:span text:style-name="T69">Anche i risultati calcolati per la</text:span><text:span text:style-name="T7"> </text:span>strong scaling efficiency <text:span text:style-name="T7">si allineano a quanto detto per lo </text:span>speedup<text:span text:style-name="T7">: </text:span><text:span text:style-name="T70">E(2</text:span><text:span text:style-name="T71">)</text:span><text:span text:style-name="T70"> </text:span><text:span text:style-name="T71">vale più di 1 – mentre ci si aspetterebbe un valore inferiore, per quelle parti non parallelizzabili del codice -, mentre </text:span><text:span text:style-name="T70">E(2)</text:span><text:span text:style-name="T71"> rientra nei valori attesi.</text:span></text:p>
      <text:p text:style-name="P36"/>
      <text:p text:style-name="P60">Test<text:span text:style-name="T22">ing</text:span></text:p>
      <text:p text:style-name="P61"><text:span text:style-name="T3">I test sono stati effettuati, su Google Cloud, con macchine </text:span><text:span text:style-name="T21">n2-highmem-2</text:span><text:span text:style-name="T3">, cioè ognuna con 2 virtual CPU e 16GB di RAM; la scelta era molto limitata, </text:span><text:span text:style-name="T1">ma</text:span><text:span text:style-name="T3"> sono state fatte le seguenti considerazioni:</text:span></text:p>
      <text:list text:style-name="L11">
        <text:list-item>
          <text:p text:style-name="P62">essendo il limite massimo di 8 vCPU, 2 core per ogni macchina hanno permesso di scalare fino a 4 esecutori;</text:p>
        </text:list-item>
        <text:list-item>
          <text:p text:style-name="P62">RAM inferiori portavano a errori di out-of-memory e, in particolare per il test con single-worker, è stato necessario usare 8GB di JVM.</text:p>
        </text:list-item>
      </text:list>
      <text:p text:style-name="P61"><text:span text:style-name="T72">Inoltre, sempre per i test con un solo nodo, è stato necessario eseguire in</text:span><text:span text:style-name="T73"> local mode</text:span><text:span text:style-name="T72">, indicando di usare tutti i thread disponibili (con </text:span><text:span text:style-name="T73">setMaster(local[*]) </text:span><text:span text:style-name="T72">), per evitare errori.</text:span></text:p>
      <text:p text:style-name="P61"/>
      <text:p text:style-name="P63"><text:span text:style-name="T1">Per ottenere i tempi di esecuzione, i</text:span>l codice scala <text:span text:style-name="T1">li misura e poi stampa al lancio dell’algoritmo</text:span>, con metodi analoghi a quelli visti a lezione: <text:span text:style-name="T1">in particolare,</text:span> <text:span text:style-name="T1">r</text:span>iporta sia il tempo di creazione dell’RDD, sia quello di esecuzione della scrittura finale su file; ovviamente, solo la <text:span text:style-name="T6">saveAsTextFile()</text:span> richiede un tempo significativo (che è quello preso in analisi), essendo l’unica<text:span text:style-name="T6"> action</text:span> presente nel codice a “triggerare” una computazione di Spark.</text:p>
      <text:p text:style-name="P6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1T16:39:54.153569633</meta:creation-date>
    <dc:date>2025-02-25T18:20:08.003383422</dc:date>
    <meta:editing-duration>PT39M6S</meta:editing-duration>
    <meta:editing-cycles>10</meta:editing-cycles>
    <meta:generator>LibreOffice/24.8.4.2$Linux_X86_64 LibreOffice_project/480$Build-2</meta:generator>
    <meta:print-date>2025-02-25T18:18:52.999912137</meta:print-date>
    <meta:printed-by>PDF files</meta:printed-by>
    <meta:document-statistic meta:table-count="0" meta:image-count="0" meta:object-count="0" meta:page-count="5" meta:paragraph-count="92" meta:word-count="2444" meta:character-count="16118" meta:non-whitespace-character-count="13792"/>
  </office:meta>
</office:document-meta>
</file>